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2" style:family="table">
      <style:table-properties style:width="169.81mm" table:align="left"/>
    </style:style>
    <style:style style:name="Table2.A" style:family="table-column">
      <style:table-column-properties style:column-width="108.51mm"/>
    </style:style>
    <style:style style:name="Table2.B" style:family="table-column">
      <style:table-column-properties style:column-width="61.3mm"/>
    </style:style>
    <style:style style:name="Table2.A1" style:family="table-cell">
      <style:table-cell-properties fo:padding="0.97mm" fo:border="none"/>
    </style:style>
    <style:style style:name="Table2.5" style:family="table-row">
      <style:table-row-properties style:min-row-height="5.26mm"/>
    </style:style>
    <style:style style:name="Table1" style:family="table">
      <style:table-properties style:width="168.5mm" fo:margin-left="0.64mm" fo:margin-right="0.85mm" table:align="margins"/>
    </style:style>
    <style:style style:name="Table1.A" style:family="table-column">
      <style:table-column-properties style:column-width="8.24mm" style:rel-column-width="3203*"/>
    </style:style>
    <style:style style:name="Table1.B" style:family="table-column">
      <style:table-column-properties style:column-width="69.53mm" style:rel-column-width="27042*"/>
    </style:style>
    <style:style style:name="Table1.C" style:family="table-column">
      <style:table-column-properties style:column-width="10.87mm" style:rel-column-width="4225*"/>
    </style:style>
    <style:style style:name="Table1.D" style:family="table-column">
      <style:table-column-properties style:column-width="15.4mm" style:rel-column-width="5988*"/>
    </style:style>
    <style:style style:name="Table1.E" style:family="table-column">
      <style:table-column-properties style:column-width="14.59mm" style:rel-column-width="5673*"/>
    </style:style>
    <style:style style:name="Table1.F" style:family="table-column">
      <style:table-column-properties style:column-width="13.32mm" style:rel-column-width="5179*"/>
    </style:style>
    <style:style style:name="Table1.G" style:family="table-column">
      <style:table-column-properties style:column-width="16.3mm" style:rel-column-width="6338*"/>
    </style:style>
    <style:style style:name="Table1.H" style:family="table-column">
      <style:table-column-properties style:column-width="20.28mm" style:rel-column-width="7887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cccccc" fo:padding="0.97mm" fo:border="0.05pt solid #000000">
        <style:background-image/>
      </style:table-cell-properties>
    </style:style>
    <style:style style:name="Table1.2" style:family="table-row">
      <style:table-row-properties style:min-row-height="4.78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none" fo:border-top="none" fo:border-bottom="0.05pt solid #000000"/>
    </style:style>
    <style:style style:name="Table1.F2" style:family="table-cell">
      <style:table-cell-properties fo:padding="0.97mm" fo:border-left="0.05pt solid #000000" fo:border-right="none" fo:border-top="none" fo:border-bottom="0.05pt solid #000000"/>
    </style:style>
    <style:style style:name="Table1.G2" style:family="table-cell">
      <style:table-cell-properties fo:padding="0.97mm" fo:border-left="0.05pt solid #000000" fo:border-right="none" fo:border-top="none" fo:border-bottom="0.05pt solid #000000"/>
    </style:style>
    <style:style style:name="Table1.H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90.91mm" fo:margin-left="78.19mm" table:align="left"/>
    </style:style>
    <style:style style:name="Table3.A" style:family="table-column">
      <style:table-column-properties style:column-width="58.74mm"/>
    </style:style>
    <style:style style:name="Table3.B" style:family="table-column">
      <style:table-column-properties style:column-width="32.17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4pt" fo:font-style="italic" officeooo:rsid="0015233a" officeooo:paragraph-rsid="0028c7a0" style:font-size-asian="4pt" style:font-style-asian="italic" style:font-size-complex="4pt" style:font-style-complex="italic"/>
    </style:style>
    <style:style style:name="P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6" style:family="paragraph" style:parent-style-name="Text_20_body">
      <style:text-properties officeooo:paragraph-rsid="0028c7a0"/>
    </style:style>
    <style:style style:name="P7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Fram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Frame_20_contents">
      <style:paragraph-properties fo:text-align="end" style:justify-single-word="false"/>
      <style:text-properties fo:font-size="9pt" officeooo:paragraph-rsid="00354c72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1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14" style:family="paragraph" style:parent-style-name="Standard">
      <style:text-properties fo:font-size="6pt" style:font-size-asian="5.25pt" style:font-size-complex="6pt"/>
    </style:style>
    <style:style style:name="P15" style:family="paragraph" style:parent-style-name="Standard">
      <style:text-properties fo:font-size="8pt" style:font-size-asian="7pt" style:font-size-complex="8pt"/>
    </style:style>
    <style:style style:name="P16" style:family="paragraph" style:parent-style-name="Standard">
      <style:text-properties fo:font-size="8pt" officeooo:rsid="00274f30" officeooo:paragraph-rsid="00274f30" style:font-size-asian="7pt" style:font-size-complex="8pt"/>
    </style:style>
    <style:style style:name="P17" style:family="paragraph" style:parent-style-name="Standard">
      <style:paragraph-properties fo:text-align="start" style:justify-single-word="false"/>
      <style:text-properties fo:font-size="8pt" fo:font-weight="normal" style:font-size-asian="7pt" style:font-weight-asian="normal" style:font-size-complex="8pt" style:font-weight-complex="normal"/>
    </style:style>
    <style:style style:name="P18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text-properties fo:font-size="7pt" fo:font-weight="normal" style:font-size-asian="7pt" style:font-weight-asian="normal" style:font-size-complex="7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3" style:family="paragraph" style:parent-style-name="Table_20_Contents">
      <style:text-properties fo:font-size="12pt" style:font-size-asian="12pt" style:font-size-complex="12pt"/>
    </style:style>
    <style:style style:name="P24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able_20_Contents">
      <style:text-properties fo:font-size="8pt" style:font-size-asian="8pt" style:font-size-complex="8pt"/>
    </style:style>
    <style:style style:name="P27" style:family="paragraph" style:parent-style-name="Table_20_Contents">
      <style:text-properties fo:font-size="8pt" officeooo:paragraph-rsid="001a0082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9" style:family="paragraph" style:parent-style-name="Table_20_Contents">
      <style:text-properties fo:font-size="5pt" fo:font-weight="bold" style:font-size-asian="4.34999990463257pt" style:font-weight-asian="bold" style:font-size-complex="5pt" style:font-weight-complex="bold"/>
    </style:style>
    <style:style style:name="P30" style:family="paragraph" style:parent-style-name="Standard" style:master-page-name="">
      <style:paragraph-properties fo:text-align="start" style:justify-single-word="false" style:page-number="auto" fo:break-after="page" fo:keep-with-next="always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2d9c44"/>
    </style:style>
    <style:style style:name="T2" style:family="text">
      <style:text-properties officeooo:rsid="0028c7a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54c72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style="italic" fo:font-weight="bold" officeooo:rsid="00274f30" style:font-size-asian="8pt" style:font-style-asian="italic" style:font-weight-asian="bold" style:font-size-complex="8pt" style:font-style-complex="italic" style:font-weight-complex="bold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9pt" fo:font-style="italic" officeooo:rsid="00228270" style:font-size-asian="9pt" style:font-style-asian="italic" style:font-size-complex="9pt" style:font-style-complex="italic"/>
    </style:style>
    <style:style style:name="T11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2" style:family="text">
      <style:text-properties fo:font-size="9pt" fo:font-style="italic" fo:font-weight="bold" officeooo:rsid="00228270" style:font-size-asian="9pt" style:font-style-asian="italic" style:font-weight-asian="bold" style:font-size-complex="9pt" style:font-style-complex="italic" style:font-weight-complex="bold"/>
    </style:style>
    <style:style style:name="T13" style:family="text">
      <style:text-properties fo:font-size="9pt" fo:font-style="italic" fo:font-weight="bold" officeooo:rsid="002607b1" style:font-size-asian="9pt" style:font-style-asian="italic" style:font-weight-asian="bold" style:font-size-complex="9pt" style:font-style-complex="italic" style:font-weight-complex="bold"/>
    </style:style>
    <style:style style:name="T14" style:family="text">
      <style:text-properties fo:font-size="9pt" fo:font-style="italic" fo:font-weight="bold" officeooo:rsid="0029e623" style:font-size-asian="9pt" style:font-style-asian="italic" style:font-weight-asian="bold" style:font-size-complex="9pt" style:font-style-complex="italic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54c72" style:font-weight-asian="normal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officeooo:rsid="001a0082" style:font-size-asian="6pt" style:font-size-complex="6pt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fo:font-size="6pt" fo:font-style="italic" officeooo:rsid="002607b1" style:font-size-asian="6pt" style:font-style-asian="italic" style:font-size-complex="6pt" style:font-style-complex="italic"/>
    </style:style>
    <style:style style:name="T22" style:family="text">
      <style:text-properties fo:font-size="6pt" fo:font-style="normal" style:font-size-asian="6pt" style:font-style-asian="normal" style:font-size-complex="6pt" style:font-style-complex="normal"/>
    </style:style>
    <style:style style:name="T23" style:family="text">
      <style:text-properties fo:font-size="6pt" fo:font-style="normal" officeooo:rsid="0031ea58" style:font-size-asian="6pt" style:font-style-asian="normal" style:font-size-complex="6pt" style:font-style-complex="normal"/>
    </style:style>
    <style:style style:name="T24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5" style:family="text">
      <style:text-properties officeooo:rsid="001a0082"/>
    </style:style>
    <style:style style:name="T26" style:family="text">
      <style:text-properties officeooo:rsid="0029e623"/>
    </style:style>
    <style:style style:name="T27" style:family="text">
      <style:text-properties officeooo:rsid="003763e1"/>
    </style:style>
    <style:style style:name="fr1" style:family="graphic" style:parent-style-name="Frame">
      <style:graphic-properties fo:margin-left="2.03mm" fo:margin-right="2.03mm" style:vertical-pos="from-top" style:vertical-rel="paragraph" style:horizontal-pos="from-left" style:horizontal-rel="paragraph" fo:background-color="transparent" style:background-transparency="100%" fo:padding-left="1.52mm" fo:padding-right="0.51mm" fo:padding-top="0.51mm" fo:padding-bottom="0.51mm" fo:border="0.26pt solid #000000" style:shadow="#999999 0.51mm 0.51mm" draw:shadow-opacity="100%">
        <style:background-image/>
        <style:columns fo:column-count="1" fo:column-gap="0m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mm" fo:border="none" style:shadow="none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<text:span text:style-name="T18"><text:s/></text:span><text:span text:style-name="T18"><text:script script:language="JOOScript">@text:section
[#list invoice.invoice_no as fk]
@/text:section
[/#list]</text:script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9"/>
              <text:p text:style-name="P24">${invoice.fnaz}</text:p>
            </table:table-cell>
            <table:table-cell table:style-name="Table2.A1" table:number-rows-spanned="4" office:value-type="string">
              <text:p text:style-name="P24"/>
            </table:table-cell>
          </table:table-row>
          <table:table-row>
            <table:table-cell table:style-name="Table2.A1" office:value-type="string">
              <text:p text:style-name="P25">Adresa: ${invoice.fadr}, tel: ${invoice.ftel}</text:p>
            </table:table-cell>
            <table:covered-table-cell/>
          </table:table-row>
          <table:table-row>
            <table:table-cell table:style-name="Table2.A1" office:value-type="string">
              <text:p text:style-name="P23"><text:span text:style-name="T5">ID broj:</text:span> <text:span text:style-name="T5">${invoice.fidp}, PDV broj: ${invoice.fid}</text:span></text:p>
            </table:table-cell>
            <table:covered-table-cell/>
          </table:table-row>
          <table:table-row>
            <table:table-cell table:style-name="Table2.A1" office:value-type="string">
              <text:p text:style-name="P26"><text:span text:style-name="T18">[#if invoice.fbnk != ''] </text:span>Banke: ${invoice.fbnk} <text:span text:style-name="T18">[/#if]</text:span></text:p>
            </table:table-cell>
            <table:covered-table-cell/>
          </table:table-row>
          <table:table-row table:style-name="Table2.5">
            <table:table-cell table:style-name="Table2.A1" office:value-type="string">
              <text:p text:style-name="P26"><text:span text:style-name="T18">[#if invoice.feml != ''] </text:span>Email: ${invoice.feml} <text:span text:style-name="T18">[/#if]</text:span></text:p>
              <text:p text:style-name="P27"><text:span text:style-name="T19">[#if invoice.fdt1 != ''] </text:span><text:span text:style-name="T25">${invoice.fdt1}</text:span><text:span text:style-name="T19"> </text:span><text:span text:style-name="T25">${invoice.fdt2}</text:span><text:span text:style-name="T19"> </text:span><text:span text:style-name="T25">${invoice.fdt3}</text:span><text:span text:style-name="T19"> [/#if]</text:span></text:p>
            </table:table-cell>
            <table:table-cell table:style-name="Table2.A1" office:value-type="string">
              <text:p text:style-name="P14"/>
            </table:table-cell>
          </table:table-row>
        </table:table>
        <text:p text:style-name="P16"/>
        <text:p text:style-name="P15"/>
        <text:p text:style-name="Standard"><draw:frame draw:style-name="fr1" draw:name="Frame1" text:anchor-type="paragraph" svg:x="0.76mm" svg:y="0.25mm" svg:width="100.42mm" svg:height="35.4mm" draw:z-index="0"><draw:text-box><text:p text:style-name="P3"><text:span text:style-name="T24">[#if fk.dtdok = '26']</text:span><text:span text:style-name="T17">Dobavljač:</text:span><text:span text:style-name="T24">[#else]</text:span>Kupac:<text:span text:style-name="T24">[/#if]</text:span></text:p><text:p text:style-name="P2">${fk.knaz}</text:p><text:p text:style-name="Standard"><text:span text:style-name="T6"><text:line-break/></text:span><text:span text:style-name="T9">${fk.kadr}, ${fk.kptt}, ${fk.kmj}<text:line-break/></text:span><text:span text:style-name="T23">[#if fk.ktel != '']</text:span><text:span text:style-name="T14">T</text:span><text:span text:style-name="T11">el:</text:span><text:span text:style-name="T9"> ${fk.ktel}</text:span><text:span text:style-name="T23">[/#if]</text:span><text:span text:style-name="T9"> </text:span><text:span text:style-name="T23">[#if fk.kfax != '']</text:span><text:span text:style-name="T14">F</text:span><text:span text:style-name="T11">ax:</text:span><text:span text:style-name="T9"> ${fk.kfax}</text:span><text:span text:style-name="T23">[/#if]</text:span><text:span text:style-name="T9"><text:line-break/></text:span><text:span text:style-name="T13">ID</text:span><text:span text:style-name="T11"> broj:</text:span><text:span text:style-name="T9"> ${fk.kidbroj} </text:span><text:span text:style-name="T21">[#if fk.kpdvbroj != '']</text:span><text:span text:style-name="T8">PDV</text:span><text:span text:style-name="T12"> broj</text:span><text:span text:style-name="T10">: </text:span><text:span text:style-name="T9">${fk.kpdvbroj}</text:span><text:span text:style-name="T10"> </text:span><text:span text:style-name="T21">[/#if]</text:span><text:span text:style-name="T9"><text:line-break/></text:span><text:span text:style-name="T22">[#if fk.fisc != '0']</text:span><text:span text:style-name="T11">Broj fiskalnog računa:</text:span><text:span text:style-name="T9"> ${fk.fisc} </text:span><text:span text:style-name="T22">[/#if]</text:span></text:p></draw:text-box></draw:frame><draw:frame draw:style-name="fr2" draw:name="Frame2" text:anchor-type="paragraph" svg:x="102.5mm" svg:y="0.62mm" svg:width="64.24mm" svg:height="34.71mm" draw:z-index="1"><draw:text-box><text:p text:style-name="P8">${fk.ddok} ${fk.dbr}</text:p><text:p text:style-name="P9"><text:span text:style-name="T15">Datum dokumenta:</text:span><text:span text:style-name="T3"> ${fk.ddat}<text:line-break/></text:span><text:span text:style-name="T15">Datum isporuke: </text:span><text:span text:style-name="T3">${fk.ddisp}<text:line-break/></text:span><text:span text:style-name="T20">[#if fk.ddval != '']</text:span><text:span text:style-name="T15">Datum valute:</text:span><text:span text:style-name="T3"> ${fk.ddval}</text:span><text:span text:style-name="T20">[/#if]</text:span><text:span text:style-name="T3"><text:line-break/></text:span><text:span text:style-name="T15">Mjesto:</text:span><text:span text:style-name="T3"> ${fk.dmj}<text:line-break/></text:span><text:span text:style-name="T16">Valuta:</text:span><text:span text:style-name="T4"> ${fk.ddin}</text:span><text:line-break/></text:p></draw:text-box></draw:frame></text:p>
        <text:p text:style-name="Text_20_body"/>
        <text:p text:style-name="Text_20_body"/>
        <text:p text:style-name="Text_20_body"/>
        <text:p text:style-name="Text_20_body"/>
        <text:p text:style-name="P4"/>
        <text:p text:style-name="P5"><text:span text:style-name="T18">[#if fk.ddest != '']</text:span>Destinacija: ${fk.ddest} <text:span text:style-name="T18">[/#if] </text:span><text:line-break/><text:span text:style-name="T18">[#if fk.dotpr != '']</text:span>Otpremnica: ${fk.dotpr} <text:span text:style-name="T18">[/#if]</text:span> <text:span text:style-name="T18">[#if fk.dnar != '']</text:span>Narudžba: ${fk.dnar} <text:span text:style-name="T18">[/#if]</text:span> 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>
            <table:table-cell table:style-name="Table1.A1" office:value-type="string">
              <text:p text:style-name="P18">R.br</text:p>
            </table:table-cell>
            <table:table-cell table:style-name="Table1.A1" office:value-type="string">
              <text:p text:style-name="P18">Trgovački naziv dobra/usluge (šifra, naziv)</text:p>
            </table:table-cell>
            <table:table-cell table:style-name="Table1.A1" office:value-type="string">
              <text:p text:style-name="P19">J<text:span text:style-name="T26">MJ</text:span></text:p>
            </table:table-cell>
            <table:table-cell table:style-name="Table1.A1" office:value-type="string">
              <text:p text:style-name="P19">Količina</text:p>
            </table:table-cell>
            <table:table-cell table:style-name="Table1.A1" office:value-type="string">
              <text:p text:style-name="P19">Cijena bez PDV</text:p>
            </table:table-cell>
            <table:table-cell table:style-name="Table1.A1" office:value-type="string">
              <text:p text:style-name="P19">Popust (%)</text:p>
            </table:table-cell>
            <table:table-cell table:style-name="Table1.A1" office:value-type="string">
              <text:p text:style-name="P19">Cjena sa popustom</text:p>
            </table:table-cell>
            <table:table-cell table:style-name="Table1.H1" office:value-type="string">
              <text:p text:style-name="P19">Ukupno bez PDV</text:p>
            </table:table-cell>
          </table:table-row>
          <table:table-row table:style-name="Table1.2">
            <table:table-cell table:style-name="Table1.A2" office:value-type="string">
              <text:p text:style-name="P21"><text:script script:language="JOOScript">@table:table-row
[#list fk.item as it]
@/table:table-row
[/#list]</text:script>${it.rbr}</text:p>
            </table:table-cell>
            <table:table-cell table:style-name="Table1.B2" office:value-type="string">
              <text:p text:style-name="P20">${it.id} - ${it.naz}</text:p>
            </table:table-cell>
            <table:table-cell table:style-name="Table1.C2" office:value-type="string">
              <text:p text:style-name="P20">${it.jmj}</text:p>
            </table:table-cell>
            <table:table-cell table:style-name="Table1.D2" office:value-type="string">
              <text:p text:style-name="P21">${it.kol}</text:p>
            </table:table-cell>
            <table:table-cell table:style-name="Table1.E2" office:value-type="string">
              <text:p text:style-name="P21">${it.cbpdv}</text:p>
            </table:table-cell>
            <table:table-cell table:style-name="Table1.F2" office:value-type="string">
              <text:p text:style-name="P21">${it.pop}</text:p>
            </table:table-cell>
            <table:table-cell table:style-name="Table1.G2" office:value-type="string">
              <text:p text:style-name="P21">${it.c2bpdv}</text:p>
            </table:table-cell>
            <table:table-cell table:style-name="Table1.H2" office:value-type="string">
              <text:p text:style-name="P22">${it.ukbpdv}</text:p>
            </table:table-cell>
          </table:table-row>
        </table:table>
        <text:p text:style-name="P13"/>
        <text:p text:style-name="P12">Slovima: ${fk.dslovo}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28"><text:script script:language="JOOScript">@table:table-row
[#list fk.total.item as tt]
@/table:table-row
[/#list]</text:script> <text:span text:style-name="T20">[#if tt.bold = '1']</text:span>${tt.naz}:<text:span text:style-name="T20">[#else]</text:span><text:span text:style-name="T15">${tt.naz}:</text:span><text:span text:style-name="T20">[/#if]</text:span></text:p>
            </table:table-cell>
            <table:table-cell table:style-name="Table3.B1" office:value-type="string">
              <text:p text:style-name="P28"><text:span text:style-name="T20">[#if tt.bold = '1']</text:span>${tt.iznos}<text:span text:style-name="T20">[#else]</text:span><text:span text:style-name="T15">${tt.iznos}</text:span><text:span text:style-name="T20">[/#if]</text:span></text:p>
            </table:table-cell>
          </table:table-row>
        </table:table>
        <text:p text:style-name="P17"/>
        <text:p text:style-name="P11"/>
        <text:p text:style-name="P11"><text:script script:language="JOOScript">@text:p
[#list fk.text as txt]
@/text:p
[/#list]
</text:script><text:span text:style-name="T7">${txt.row}</text:span></text:p>
        <text:p text:style-name="P10"/>
        <text:p text:style-name="P10"><text:s text:c="24"/><text:span text:style-name="T5">Pripremio / fakturisao: <text:s text:c="51"/>Preuzeo: <text:s text:c="13"/></text:span></text:p>
        <text:p text:style-name="P3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bs" fo:country="BA" style:font-name-asian="DejaVu Sans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bs" fo:country="BA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Mincho" style:font-family-asian="Mincho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fo:font-family="Arial"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Lucidasans1" style:font-family-complex="Lucidasans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4pt" fo:font-style="italic" officeooo:rsid="0015233a" officeooo:paragraph-rsid="0028c7a0" style:font-size-asian="4pt" style:font-style-asian="italic" style:font-size-complex="4pt" style:font-style-complex="italic"/>
    </style:style>
    <style:style style:name="MP2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2d9c44"/>
    </style:style>
    <style:style style:name="MT2" style:family="text">
      <style:text-properties officeooo:rsid="003763e1"/>
    </style:style>
    <style:style style:name="MT3" style:family="text">
      <style:text-properties officeooo:rsid="0028c7a0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bringout f-std-tpl: <text:span text:style-name="MT1">2</text:span>.<text:span text:style-name="MT2">3.1</text:span></text:p>
      </style:header>
      <style:footer>
        <text:p text:style-name="MP2">Strana <text:page-count>1</text:page-count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MacOSX_x86 LibreOffice_project/3fd416d4c6db7d3204c17ce57a1d70f6e531ee21</meta:generator>
    <meta:initial-creator>Mirko Nasato</meta:initial-creator>
    <meta:creation-date>2006-07-20T18:40:33</meta:creation-date>
    <dc:date>2014-10-14T08:49:59.526845000</dc:date>
    <dc:language>en-GB</dc:language>
    <meta:editing-cycles>257</meta:editing-cycles>
    <meta:editing-duration>PT5H35M23S</meta:editing-duration>
    <meta:document-statistic meta:table-count="3" meta:image-count="0" meta:object-count="0" meta:page-count="1" meta:paragraph-count="36" meta:word-count="154" meta:character-count="1427" meta:non-whitespace-character-count="1213"/>
    <meta:user-defined meta:name="Info 1"/>
    <meta:user-defined meta:name="Info 2"/>
    <meta:user-defined meta:name="Info 3"/>
    <meta:user-defined meta:name="Info 4"/>
  </office:meta>
</office:document-meta>
</file>